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monospace"/>
  </office:font-face-decls>
  <office:automatic-styles>
    <style:style style:name="P1" style:family="paragraph" style:parent-style-name="Preformatted_20_Text">
      <style:paragraph-properties fo:margin-left="0cm" fo:margin-right="0cm" fo:line-height="130%" fo:orphans="2" fo:widows="2" fo:text-indent="0cm" style:auto-text-indent="false" fo:padding="0.049cm" fo:border="0.06pt solid #eaecf0"/>
      <style:text-properties fo:font-variant="normal" fo:text-transform="none" fo:color="#bc7a00" loext:opacity="100%" style:font-name="monospace" fo:font-size="9pt" fo:letter-spacing="normal" fo:font-style="normal" fo:font-weight="normal" style:font-size-asian="9pt" style:font-size-complex="9pt"/>
    </style:style>
    <style:style style:name="P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9pt" fo:letter-spacing="normal" fo:font-style="normal" fo:font-weight="bold" style:font-size-asian="9pt" style:font-size-complex="9pt"/>
    </style:style>
    <style:style style:name="P3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9pt" fo:letter-spacing="normal" fo:font-style="normal" fo:font-weight="bold" style:font-size-asian="9pt" style:font-size-complex="9pt"/>
    </style:style>
    <style:style style:name="P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fo:font-size="9pt" fo:letter-spacing="normal" style:font-size-asian="9pt" style:font-size-complex="9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color="#2a6099" loext:opacity="100%" fo:font-size="12pt" style:font-size-asian="12pt" style:font-size-complex="12pt"/>
    </style:style>
    <style:style style:name="P7" style:family="paragraph" style:parent-style-name="Standard">
      <style:text-properties fo:color="#2a6099" loext:opacity="100%" fo:font-size="12pt" officeooo:paragraph-rsid="001dbceb" style:font-size-asian="12pt" style:font-size-complex="12pt"/>
    </style:style>
    <style:style style:name="P8" style:family="paragraph" style:parent-style-name="Standard">
      <style:text-properties fo:color="#2a6099" loext:opacity="100%" fo:font-size="12pt" officeooo:paragraph-rsid="001f7d99" style:font-size-asian="12pt" style:font-size-complex="12pt"/>
    </style:style>
    <style:style style:name="P9" style:family="paragraph" style:parent-style-name="Standard">
      <style:text-properties fo:color="#2a6099" loext:opacity="100%" fo:font-size="12pt" officeooo:paragraph-rsid="001d25ed" style:font-size-asian="12pt" style:font-size-complex="12pt"/>
    </style:style>
    <style:style style:name="P10" style:family="paragraph" style:parent-style-name="Standard">
      <style:text-properties fo:color="#2a6099" loext:opacity="100%" fo:font-size="12pt" officeooo:paragraph-rsid="00286659" style:font-size-asian="12pt" style:font-size-complex="12pt"/>
    </style:style>
    <style:style style:name="P11" style:family="paragraph" style:parent-style-name="Standard">
      <style:text-properties fo:color="#2a6099" loext:opacity="100%" fo:font-size="12pt" officeooo:paragraph-rsid="0028db52" style:font-size-asian="12pt" style:font-size-complex="12pt"/>
    </style:style>
    <style:style style:name="P12" style:family="paragraph" style:parent-style-name="Standard">
      <style:text-properties fo:color="#2a6099" loext:opacity="100%" fo:font-size="12pt" officeooo:rsid="002fe50e" officeooo:paragraph-rsid="002fe50e" style:font-size-asian="12pt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2pt" officeooo:paragraph-rsid="001d25ed" style:font-size-asian="12pt" style:font-size-complex="12pt"/>
    </style:style>
    <style:style style:name="P15" style:family="paragraph" style:parent-style-name="Standard">
      <style:text-properties fo:font-size="12pt" officeooo:paragraph-rsid="00286659" style:font-size-asian="12pt" style:font-size-complex="12pt"/>
    </style:style>
    <style:style style:name="P16" style:family="paragraph" style:parent-style-name="Standard">
      <style:text-properties fo:font-size="12pt" officeooo:paragraph-rsid="002fe50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>
      <style:text-properties fo:color="#2a6099" loext:opacity="100%" fo:font-size="12pt" style:font-size-asian="12pt" style:font-size-complex="12pt"/>
    </style:style>
    <style:style style:name="T1" style:family="text">
      <style:text-properties style:font-name="monospace" fo:font-style="normal" fo:font-weight="normal"/>
    </style:style>
    <style:style style:name="T2" style:family="text">
      <style:text-properties fo:color="#008000" loext:opacity="100%" style:font-name="monospace" fo:font-style="normal" fo:font-weight="bold"/>
    </style:style>
    <style:style style:name="T3" style:family="text">
      <style:text-properties fo:color="#7d9029" loext:opacity="100%" style:font-name="monospace" fo:font-style="normal" fo:font-weight="normal"/>
    </style:style>
    <style:style style:name="T4" style:family="text">
      <style:text-properties fo:color="#ba2121" loext:opacity="100%" style:font-name="monospace" fo:font-style="normal" fo:font-weight="normal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officeooo:rsid="00286659"/>
    </style:style>
    <style:style style:name="T7" style:family="text">
      <style:text-properties fo:color="#2a6099" loext:opacity="100%" officeooo:rsid="0028db52"/>
    </style:style>
    <style:style style:name="T8" style:family="text">
      <style:text-properties fo:color="#2a6099" loext:opacity="100%" officeooo:rsid="002fe50e"/>
    </style:style>
    <style:style style:name="T9" style:family="text">
      <style:text-properties officeooo:rsid="002fe5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xml version="1.0" encoding="UTF-8"?&gt;</text:p>
      <text:p text:style-name="P2">&lt;tutoriales&gt;</text:p>
      <text:p text:style-name="P4"><text:s text:c="8"/><text:span text:style-name="T2">&lt;tutorial</text:span><text:span text:style-name="T1"> </text:span><text:span text:style-name="T3">anio=</text:span><text:span text:style-name="T4">"2007"</text:span><text:span text:style-name="T2">&gt;</text:span></text:p>
      <text:p text:style-name="P4"><text:s text:c="16"/><text:span text:style-name="T2">&lt;titulo&gt;</text:span><text:span text:style-name="T1">XMLBeans, una forma de mapear un XML en objetos Java</text:span><text:span text:style-name="T2">&lt;/titulo&gt;</text:span></text:p>
      <text:p text:style-name="P4"><text:s text:c="16"/><text:span text:style-name="T2">&lt;autor&gt;</text:span></text:p>
      <text:p text:style-name="P4"><text:s text:c="24"/><text:span text:style-name="T2">&lt;nombre&gt;</text:span><text:span text:style-name="T1">Alejandro</text:span><text:span text:style-name="T2">&lt;/nombre&gt;</text:span></text:p>
      <text:p text:style-name="P4"><text:s text:c="24"/><text:span text:style-name="T2">&lt;apellidos&gt;</text:span><text:span text:style-name="T1">Pérez García</text:span><text:span text:style-name="T2">&lt;/apellidos&gt;</text:span></text:p>
      <text:p text:style-name="P4"><text:s text:c="16"/><text:span text:style-name="T2">&lt;/autor&gt;</text:span></text:p>
      <text:p text:style-name="P4"><text:s text:c="16"/><text:span text:style-name="T2">&lt;categoria&gt;</text:span><text:span text:style-name="T1">XML</text:span><text:span text:style-name="T2">&lt;/categoria&gt;</text:span></text:p>
      <text:p text:style-name="P4"><text:s text:c="16"/><text:span text:style-name="T2">&lt;visitas&gt;</text:span><text:span text:style-name="T1">25827</text:span><text:span text:style-name="T2">&lt;/visitas&gt;</text:span></text:p>
      <text:p text:style-name="P4"><text:s text:c="8"/><text:span text:style-name="T2">&lt;/tutorial&gt;</text:span></text:p>
      <text:p text:style-name="P4"><text:s text:c="8"/><text:span text:style-name="T2">&lt;tutorial</text:span><text:span text:style-name="T1"> </text:span><text:span text:style-name="T3">anio=</text:span><text:span text:style-name="T4">"2013"</text:span><text:span text:style-name="T2">&gt;</text:span></text:p>
      <text:p text:style-name="P4"><text:s text:c="16"/><text:span text:style-name="T2">&lt;titulo&gt;</text:span><text:span text:style-name="T1">Spring Security: haciendo uso de un servidor LDAP embebido</text:span><text:span text:style-name="T2">&lt;/titulo&gt;</text:span></text:p>
      <text:p text:style-name="P4"><text:s text:c="16"/><text:span text:style-name="T2">&lt;autor&gt;</text:span></text:p>
      <text:p text:style-name="P4"><text:s text:c="24"/><text:span text:style-name="T2">&lt;nombre&gt;</text:span><text:span text:style-name="T1">José Manuel</text:span><text:span text:style-name="T2">&lt;/nombre&gt;</text:span></text:p>
      <text:p text:style-name="P4"><text:s text:c="24"/><text:span text:style-name="T2">&lt;apellidos&gt;</text:span><text:span text:style-name="T1">Sánchez Suárez</text:span><text:span text:style-name="T2">&lt;/apellidos&gt;</text:span></text:p>
      <text:p text:style-name="P4"><text:s text:c="16"/><text:span text:style-name="T2">&lt;/autor&gt;</text:span></text:p>
      <text:p text:style-name="P4"><text:s text:c="16"/><text:span text:style-name="T2">&lt;categoria&gt;</text:span><text:span text:style-name="T1">Spring</text:span><text:span text:style-name="T2">&lt;/categoria&gt;</text:span></text:p>
      <text:p text:style-name="P4"><text:s text:c="16"/><text:span text:style-name="T2">&lt;visitas&gt;</text:span><text:span text:style-name="T1">1996</text:span><text:span text:style-name="T2">&lt;/visitas&gt;</text:span></text:p>
      <text:p text:style-name="P4"><text:s text:c="8"/><text:span text:style-name="T2">&lt;/tutorial&gt;</text:span></text:p>
      <text:p text:style-name="P4"><text:s text:c="8"/><text:span text:style-name="T2">&lt;tutorial</text:span><text:span text:style-name="T1"> </text:span><text:span text:style-name="T3">anio=</text:span><text:span text:style-name="T4">"2011"</text:span><text:span text:style-name="T2">&gt;</text:span></text:p>
      <text:p text:style-name="P4"><text:s text:c="16"/><text:span text:style-name="T2">&lt;titulo&gt;</text:span><text:span text:style-name="T1">Mybatis con Maven y Spring</text:span><text:span text:style-name="T2">&lt;/titulo&gt;</text:span></text:p>
      <text:p text:style-name="P4"><text:s text:c="16"/><text:span text:style-name="T2">&lt;autor&gt;</text:span></text:p>
      <text:p text:style-name="P4"><text:s text:c="24"/><text:span text:style-name="T2">&lt;nombre&gt;</text:span><text:span text:style-name="T1">Rubén</text:span><text:span text:style-name="T2">&lt;/nombre&gt;</text:span></text:p>
      <text:p text:style-name="P4"><text:s text:c="24"/><text:span text:style-name="T2">&lt;apellidos&gt;</text:span><text:span text:style-name="T1">Aguilera Díaz-Heredero</text:span><text:span text:style-name="T2">&lt;/apellidos&gt;</text:span></text:p>
      <text:p text:style-name="P4"><text:s text:c="16"/><text:span text:style-name="T2">&lt;/autor&gt;</text:span></text:p>
      <text:p text:style-name="P4"><text:s text:c="16"/><text:span text:style-name="T2">&lt;categoria&gt;</text:span><text:span text:style-name="T1">Mybatis</text:span><text:span text:style-name="T2">&lt;/categoria&gt;</text:span></text:p>
      <text:p text:style-name="P4"><text:s text:c="16"/><text:span text:style-name="T2">&lt;visitas&gt;</text:span><text:span text:style-name="T1">6998</text:span><text:span text:style-name="T2">&lt;/visitas&gt;</text:span></text:p>
      <text:p text:style-name="P4"><text:s text:c="8"/><text:span text:style-name="T2">&lt;/tutorial&gt;</text:span></text:p>
      <text:p text:style-name="P4"><text:s text:c="8"/><text:span text:style-name="T2">&lt;tutorial</text:span><text:span text:style-name="T1"> </text:span><text:span text:style-name="T3">anio=</text:span><text:span text:style-name="T4">"2011"</text:span><text:span text:style-name="T2">&gt;</text:span></text:p>
      <text:p text:style-name="P4"><text:s text:c="16"/><text:span text:style-name="T2">&lt;titulo&gt;</text:span><text:span text:style-name="T1">Trabajar con XML sabiendo lo mínimo</text:span><text:span text:style-name="T2">&lt;/titulo&gt;</text:span></text:p>
      <text:p text:style-name="P4"><text:s text:c="16"/><text:span text:style-name="T2">&lt;autor&gt;</text:span></text:p>
      <text:p text:style-name="P4"><text:s text:c="24"/><text:span text:style-name="T2">&lt;nombre&gt;</text:span><text:span text:style-name="T1">Roberto</text:span><text:span text:style-name="T2">&lt;/nombre&gt;</text:span></text:p>
      <text:p text:style-name="P4"><text:s text:c="24"/><text:span text:style-name="T2">&lt;apellidos&gt;</text:span><text:span text:style-name="T1">Canales Mora</text:span><text:span text:style-name="T2">&lt;/apellidos&gt;</text:span></text:p>
      <text:p text:style-name="P4"><text:s text:c="16"/><text:span text:style-name="T2">&lt;/autor&gt;</text:span></text:p>
      <text:p text:style-name="P4"><text:s text:c="16"/><text:span text:style-name="T2">&lt;categoria&gt;</text:span><text:span text:style-name="T1">XML</text:span><text:span text:style-name="T2">&lt;/categoria&gt;</text:span></text:p>
      <text:p text:style-name="P4"><text:s text:c="16"/><text:span text:style-name="T2">&lt;visitas&gt;</text:span><text:span text:style-name="T1">34842</text:span><text:span text:style-name="T2">&lt;/visitas&gt;</text:span></text:p>
      <text:p text:style-name="P4"><text:s text:c="8"/><text:span text:style-name="T2">&lt;/tutorial&gt;</text:span></text:p>
      <text:p text:style-name="P4"><text:s text:c="8"/><text:span text:style-name="T2">&lt;tutorial</text:span><text:span text:style-name="T1"> </text:span><text:span text:style-name="T3">anio=</text:span><text:span text:style-name="T4">"2013"</text:span><text:span text:style-name="T2">&gt;</text:span></text:p>
      <text:p text:style-name="P4"><text:s text:c="16"/><text:span text:style-name="T2">&lt;titulo&gt;</text:span><text:span text:style-name="T1">Introducción a Spring Batch</text:span><text:span text:style-name="T2">&lt;/titulo&gt;</text:span></text:p>
      <text:p text:style-name="P4"><text:s text:c="16"/><text:span text:style-name="T2">&lt;autor&gt;</text:span></text:p>
      <text:p text:style-name="P4"><text:s text:c="24"/><text:span text:style-name="T2">&lt;nombre&gt;</text:span><text:span text:style-name="T1">Miguel</text:span><text:span text:style-name="T2">&lt;/nombre&gt;</text:span></text:p>
      <text:p text:style-name="P4"><text:s text:c="24"/><text:span text:style-name="T2">&lt;apellidos&gt;</text:span><text:span text:style-name="T1">Arlandy Rodríguez</text:span><text:span text:style-name="T2">&lt;/apellidos&gt;</text:span></text:p>
      <text:p text:style-name="P4"><text:s text:c="16"/><text:span text:style-name="T2">&lt;/autor&gt;</text:span></text:p>
      <text:p text:style-name="P4"><text:s text:c="16"/><text:span text:style-name="T2">&lt;categoria&gt;</text:span><text:span text:style-name="T1">Spring</text:span><text:span text:style-name="T2">&lt;/categoria&gt;</text:span></text:p>
      <text:p text:style-name="P4"><text:s text:c="16"/><text:span text:style-name="T2">&lt;visitas&gt;</text:span><text:span text:style-name="T1">1273</text:span><text:span text:style-name="T2">&lt;/visitas&gt;</text:span></text:p>
      <text:p text:style-name="P4"><text:s text:c="8"/><text:span text:style-name="T2">&lt;/tutorial&gt;</text:span></text:p>
      <text:p text:style-name="P3">&lt;/tutoriales&gt;</text:p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1. cada uno de los nombres de las categorias con la etiqueta "lascategorias".</text:p>
      <text:p text:style-name="P7">for $categorias in doc("titoriais.xml")/tutoriales/tutorial/categoria</text:p>
      <text:p text:style-name="P7">return $categorias</text:p>
      <text:p text:style-name="P7"/>
      <text:p text:style-name="P13">2. los titulos de los tutoriales con el número de visitas entre paréntesis, ambos dentro de la misma etiqueta "lostutoriales".</text:p>
      <text:p text:style-name="P8">for $titulos doc("<text:span text:style-name="T9">tutoriales</text:span>.xml")/tutoriales/tutorial</text:p>
      <text:p text:style-name="P8">return &lt;lostutoriales&gt; {$titulos/titulo/text() } ({$titulos/visitas/text()}) &lt;/lostutoriales&gt;</text:p>
      <text:p text:style-name="P8"/>
      <text:p text:style-name="P13">3. los nombres de los tutoriales con menos de 2000 visitas</text:p>
      <text:p text:style-name="P16"><text:s/><text:span text:style-name="T5">for $titulos in doc("</text:span><text:span text:style-name="T8">tutoriales </text:span><text:span text:style-name="T5">.xml")/tutoriales/tutorial</text:span></text:p>
      <text:p text:style-name="P6">where $titulos/visitas &lt; 2000</text:p>
      <text:p text:style-name="P6">return $titulos/titulo</text:p>
      <text:p text:style-name="P6"/>
      <text:p text:style-name="P13">4. los nombres de los tutoriales de XML con más de 30.000 visitas</text:p>
      <text:p text:style-name="P16"><text:s/><text:span text:style-name="T5">for $titulos in doc("</text:span><text:span text:style-name="T8">tutoriales </text:span><text:span text:style-name="T5">.xml")/tutoriales/tutorial</text:span></text:p>
      <text:p text:style-name="P15"><text:span text:style-name="T5">where $titulos/visitas &gt; </text:span><text:span text:style-name="T6">3</text:span><text:span text:style-name="T5">000</text:span><text:span text:style-name="T7">0</text:span></text:p>
      <text:p text:style-name="P10">return $titulos/titulo</text:p>
      <text:p text:style-name="P6"/>
      <text:p text:style-name="P13">5. el número total de visitas</text:p>
      <text:p text:style-name="P12">for $visitas in doc(“tutoriales.xml”)</text:p>
      <text:p text:style-name="P11"/>
      <text:p text:style-name="P11"/>
      <text:p text:style-name="P13">6. los nombres de las categorías distintas</text:p>
      <text:p text:style-name="P6"/>
      <text:p text:style-name="P14">7. nombres y apellidos de los autores eliminando los repetidos y acompañar cada nombre con todos sus tutoriales, ordenados alfabeticametne por nombre de autor.</text:p>
      <text:p text:style-name="P9"/>
      <text:p text:style-name="P13">8. la media de vistas de los tutoriales de XML</text:p>
      <text:p text:style-name="P6"/>
      <text:p text:style-name="P13">9. cuantos tutoriales de XML hay</text:p>
      <text:p text:style-name="P6"/>
      <text:p text:style-name="P13">10. el nombre del tutorial y su categoría, ordenado por el nombre de cada categoría</text:p>
      <text:p text:style-name="P6"/>
      <text:p text:style-name="P13">11. todos los datos de cada tutorial excepto las visitas.</text:p>
      <text:p text:style-name="P6"/>
      <text:p text:style-name="P13">12. En una tabla de HTML de dos columnas, el título de los tutoriales y los nombres de los autores.</text:p>
      <text:p text:style-name="P6">for $autor in distinct-values(doc("titoriais.xml")/tutoriales/tutorial/autor)</text:p>
      <text:p text:style-name="P6">let $tutorial := doc("titoriais.xml")/tutoriales/tutorial[autor=$autor]/titulo</text:p>
      <text:p text:style-name="P6">order by $autor</text:p>
      <text:p text:style-name="P6">return </text:p>
      <text:p text:style-name="P6"><text:s text:c="3"/>&lt;autores&gt;</text:p>
      <text:p text:style-name="P6"><text:s text:c="5"/>&lt;nombreyapellidos&gt;{$autor}&lt;/nombreyapellidos&gt;</text:p>
      <text:p text:style-name="P6"><text:s text:c="5"/>{$tutorial}</text:p>
      <text:p text:style-name="P6"><text:s text:c="3"/>&lt;/autores&gt;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13:19:31.062000000</meta:creation-date>
    <meta:generator>LibreOffice/7.2.7.2$Windows_X86_64 LibreOffice_project/8d71d29d553c0f7dcbfa38fbfda25ee34cce99a2</meta:generator>
    <dc:date>2023-02-24T10:51:16.226000000</dc:date>
    <meta:editing-duration>PT1H26M13S</meta:editing-duration>
    <meta:editing-cycles>16</meta:editing-cycles>
    <meta:document-statistic meta:table-count="0" meta:image-count="0" meta:object-count="0" meta:page-count="2" meta:paragraph-count="79" meta:word-count="302" meta:character-count="3511" meta:non-whitespace-character-count="2549"/>
  </office:meta>
</office:document-meta>
</file>